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0c22a5"/>
    </style:style>
    <style:style style:name="P3" style:family="paragraph" style:parent-style-name="Text_20_body">
      <style:paragraph-properties fo:margin-top="0cm" fo:margin-bottom="0cm" loext:contextual-spacing="false"/>
      <style:text-properties officeooo:paragraph-rsid="000e8f98"/>
    </style:style>
    <style:style style:name="P4" style:family="paragraph" style:parent-style-name="Text_20_body">
      <style:paragraph-properties fo:margin-top="0cm" fo:margin-bottom="0cm" loext:contextual-spacing="false"/>
      <style:text-properties officeooo:paragraph-rsid="00100154"/>
    </style:style>
    <style:style style:name="P5" style:family="paragraph" style:parent-style-name="Text_20_body">
      <style:paragraph-properties fo:margin-top="0cm" fo:margin-bottom="0cm" loext:contextual-spacing="false"/>
      <style:text-properties fo:color="#3333ff" officeooo:paragraph-rsid="00100154"/>
    </style:style>
    <style:style style:name="P6" style:family="paragraph" style:parent-style-name="Text_20_body">
      <style:paragraph-properties fo:margin-top="0cm" fo:margin-bottom="0cm" loext:contextual-spacing="false"/>
      <style:text-properties fo:color="#3333ff" officeooo:rsid="00100b0a" officeooo:paragraph-rsid="00100b0a"/>
    </style:style>
    <style:style style:name="P7" style:family="paragraph" style:parent-style-name="Text_20_body">
      <style:paragraph-properties fo:margin-top="0cm" fo:margin-bottom="0cm" loext:contextual-spacing="false"/>
      <style:text-properties fo:color="#3333ff" officeooo:rsid="00137ec0" officeooo:paragraph-rsid="00137ec0"/>
    </style:style>
    <style:style style:name="P8" style:family="paragraph" style:parent-style-name="Text_20_body">
      <style:paragraph-properties fo:margin-top="0cm" fo:margin-bottom="0cm" loext:contextual-spacing="false"/>
      <style:text-properties officeooo:paragraph-rsid="00100b0a"/>
    </style:style>
    <style:style style:name="P9" style:family="paragraph" style:parent-style-name="Text_20_body">
      <style:paragraph-properties fo:margin-top="0cm" fo:margin-bottom="0cm" loext:contextual-spacing="false"/>
      <style:text-properties officeooo:rsid="00100b0a" officeooo:paragraph-rsid="00100b0a"/>
    </style:style>
    <style:style style:name="P10" style:family="paragraph" style:parent-style-name="Text_20_body">
      <style:paragraph-properties fo:margin-top="0cm" fo:margin-bottom="0cm" loext:contextual-spacing="false"/>
      <style:text-properties officeooo:paragraph-rsid="0011db8b"/>
    </style:style>
    <style:style style:name="P11" style:family="paragraph" style:parent-style-name="Text_20_body">
      <style:paragraph-properties fo:margin-top="0cm" fo:margin-bottom="0cm" loext:contextual-spacing="false"/>
      <style:text-properties officeooo:paragraph-rsid="00137ec0"/>
    </style:style>
    <style:style style:name="P12" style:family="paragraph" style:parent-style-name="Text_20_body">
      <style:paragraph-properties fo:margin-top="0cm" fo:margin-bottom="0cm" loext:contextual-spacing="false"/>
      <style:text-properties officeooo:paragraph-rsid="001387eb"/>
    </style:style>
    <style:style style:name="P13" style:family="paragraph" style:parent-style-name="Text_20_body">
      <style:paragraph-properties fo:margin-top="0cm" fo:margin-bottom="0cm" loext:contextual-spacing="false"/>
      <style:text-properties officeooo:paragraph-rsid="00153f56"/>
    </style:style>
    <style:style style:name="P14" style:family="paragraph" style:parent-style-name="Text_20_body">
      <style:paragraph-properties fo:margin-top="0cm" fo:margin-bottom="0cm" loext:contextual-spacing="false"/>
      <style:text-properties officeooo:paragraph-rsid="00156529"/>
    </style:style>
    <style:style style:name="P15" style:family="paragraph" style:parent-style-name="Text_20_body">
      <style:paragraph-properties fo:margin-top="0cm" fo:margin-bottom="0cm" loext:contextual-spacing="false"/>
      <style:text-properties officeooo:paragraph-rsid="001724f1"/>
    </style:style>
    <style:style style:name="P16" style:family="paragraph" style:parent-style-name="Text_20_body">
      <style:paragraph-properties fo:margin-top="0cm" fo:margin-bottom="0cm" loext:contextual-spacing="false"/>
      <style:text-properties officeooo:paragraph-rsid="00176aa4"/>
    </style:style>
    <style:style style:name="P17" style:family="paragraph" style:parent-style-name="Text_20_body">
      <style:paragraph-properties fo:margin-top="0cm" fo:margin-bottom="0cm" loext:contextual-spacing="false"/>
      <style:text-properties officeooo:paragraph-rsid="0017c488"/>
    </style:style>
    <style:style style:name="P18" style:family="paragraph" style:parent-style-name="Text_20_body">
      <style:paragraph-properties fo:margin-top="0cm" fo:margin-bottom="0cm" loext:contextual-spacing="false"/>
      <style:text-properties fo:color="#000000" officeooo:paragraph-rsid="000c22a5"/>
    </style:style>
    <style:style style:name="P19" style:family="paragraph" style:parent-style-name="Text_20_body">
      <style:paragraph-properties fo:margin-top="0cm" fo:margin-bottom="0cm" loext:contextual-spacing="false"/>
      <style:text-properties fo:color="#0000cc" officeooo:rsid="001724f1" officeooo:paragraph-rsid="001724f1"/>
    </style:style>
    <style:style style:name="P20" style:family="paragraph" style:parent-style-name="Text_20_body">
      <style:paragraph-properties fo:margin-top="0cm" fo:margin-bottom="0cm" loext:contextual-spacing="false"/>
      <style:text-properties fo:color="#0000cc" officeooo:rsid="00236aa1" officeooo:paragraph-rsid="00236aa1"/>
    </style:style>
    <style:style style:name="P21" style:family="paragraph" style:parent-style-name="Text_20_body">
      <style:paragraph-properties fo:margin-top="0cm" fo:margin-bottom="0cm" loext:contextual-spacing="false"/>
      <style:text-properties fo:color="#0000cc" officeooo:rsid="00263cab" officeooo:paragraph-rsid="00263cab"/>
    </style:style>
    <style:style style:name="P22" style:family="paragraph" style:parent-style-name="Text_20_body">
      <style:paragraph-properties fo:margin-top="0cm" fo:margin-bottom="0cm" loext:contextual-spacing="false"/>
      <style:text-properties fo:color="#0000cc" officeooo:rsid="00100b0a" officeooo:paragraph-rsid="00100b0a"/>
    </style:style>
    <style:style style:name="P23" style:family="paragraph" style:parent-style-name="Text_20_body">
      <style:paragraph-properties fo:margin-top="0cm" fo:margin-bottom="0cm" loext:contextual-spacing="false"/>
      <style:text-properties fo:color="#0000cc" officeooo:rsid="002da7e8" officeooo:paragraph-rsid="002da7e8"/>
    </style:style>
    <style:style style:name="P24" style:family="paragraph" style:parent-style-name="Text_20_body">
      <style:paragraph-properties fo:margin-top="0cm" fo:margin-bottom="0cm" loext:contextual-spacing="false"/>
      <style:text-properties fo:color="#0000cc" officeooo:rsid="00137ec0" officeooo:paragraph-rsid="00137ec0"/>
    </style:style>
    <style:style style:name="P25" style:family="paragraph" style:parent-style-name="Text_20_body">
      <style:paragraph-properties fo:margin-top="0cm" fo:margin-bottom="0cm" loext:contextual-spacing="false"/>
      <style:text-properties fo:color="#0000cc" officeooo:rsid="00153f56" officeooo:paragraph-rsid="00153f56"/>
    </style:style>
    <style:style style:name="P26" style:family="paragraph" style:parent-style-name="Text_20_body">
      <style:paragraph-properties fo:margin-top="0cm" fo:margin-bottom="0cm" loext:contextual-spacing="false"/>
      <style:text-properties fo:color="#0000cc" officeooo:rsid="0016e48d" officeooo:paragraph-rsid="0016e48d"/>
    </style:style>
    <style:style style:name="P27" style:family="paragraph" style:parent-style-name="Text_20_body">
      <style:paragraph-properties fo:margin-top="0cm" fo:margin-bottom="0cm" loext:contextual-spacing="false"/>
      <style:text-properties fo:color="#0000cc" officeooo:rsid="001c9a73" officeooo:paragraph-rsid="001c9a73"/>
    </style:style>
    <style:style style:name="P28" style:family="paragraph" style:parent-style-name="Text_20_body">
      <style:paragraph-properties fo:margin-top="0cm" fo:margin-bottom="0cm" loext:contextual-spacing="false"/>
      <style:text-properties fo:color="#0000cc" officeooo:rsid="003639ca" officeooo:paragraph-rsid="003639ca"/>
    </style:style>
    <style:style style:name="P29" style:family="paragraph" style:parent-style-name="Text_20_body">
      <style:paragraph-properties fo:margin-top="0cm" fo:margin-bottom="0cm" loext:contextual-spacing="false"/>
      <style:text-properties fo:color="#0000cc" officeooo:rsid="00394c60" officeooo:paragraph-rsid="00394c60"/>
    </style:style>
    <style:style style:name="P30" style:family="paragraph" style:parent-style-name="Text_20_body">
      <style:paragraph-properties fo:margin-top="0cm" fo:margin-bottom="0cm" loext:contextual-spacing="false"/>
      <style:text-properties fo:color="#0000cc" officeooo:rsid="0050213a" officeooo:paragraph-rsid="0050213a"/>
    </style:style>
    <style:style style:name="P31" style:family="paragraph" style:parent-style-name="Text_20_body">
      <style:paragraph-properties fo:margin-top="0cm" fo:margin-bottom="0cm" loext:contextual-spacing="false"/>
      <style:text-properties fo:color="#0000cc" officeooo:rsid="00519960" officeooo:paragraph-rsid="00519960"/>
    </style:style>
    <style:style style:name="P32" style:family="paragraph" style:parent-style-name="Text_20_body">
      <style:paragraph-properties fo:margin-top="0cm" fo:margin-bottom="0cm" loext:contextual-spacing="false"/>
      <style:text-properties fo:color="#0000cc" officeooo:rsid="0046510e" officeooo:paragraph-rsid="00527c31"/>
    </style:style>
    <style:style style:name="P33" style:family="paragraph" style:parent-style-name="Text_20_body">
      <style:paragraph-properties fo:margin-top="0cm" fo:margin-bottom="0cm" loext:contextual-spacing="false"/>
      <style:text-properties fo:color="#0000cc" officeooo:rsid="0053f8e1" officeooo:paragraph-rsid="0053f8e1"/>
    </style:style>
    <style:style style:name="P34" style:family="paragraph" style:parent-style-name="Text_20_body">
      <style:paragraph-properties fo:margin-top="0cm" fo:margin-bottom="0cm" loext:contextual-spacing="false"/>
      <style:text-properties fo:color="#0000cc" officeooo:rsid="00380939" officeooo:paragraph-rsid="0024f2f8"/>
    </style:style>
    <style:style style:name="P35" style:family="paragraph" style:parent-style-name="Text_20_body">
      <style:paragraph-properties fo:margin-top="0cm" fo:margin-bottom="0cm" loext:contextual-spacing="false"/>
      <style:text-properties fo:color="#0000cc" officeooo:rsid="0046e6d3" officeooo:paragraph-rsid="00527c31"/>
    </style:style>
    <style:style style:name="P36" style:family="paragraph" style:parent-style-name="Text_20_body">
      <style:paragraph-properties fo:margin-top="0cm" fo:margin-bottom="0cm" loext:contextual-spacing="false"/>
      <style:text-properties fo:color="#0000cc" officeooo:rsid="00593fdf" officeooo:paragraph-rsid="00593fdf"/>
    </style:style>
    <style:style style:name="P37" style:family="paragraph" style:parent-style-name="Text_20_body">
      <style:paragraph-properties fo:margin-top="0cm" fo:margin-bottom="0cm" loext:contextual-spacing="false"/>
      <style:text-properties fo:color="#0000cc" officeooo:rsid="005bc78c" officeooo:paragraph-rsid="005bc78c"/>
    </style:style>
    <style:style style:name="P38" style:family="paragraph" style:parent-style-name="Text_20_body">
      <style:paragraph-properties fo:margin-top="0cm" fo:margin-bottom="0cm" loext:contextual-spacing="false"/>
      <style:text-properties officeooo:paragraph-rsid="00236aa1"/>
    </style:style>
    <style:style style:name="P39" style:family="paragraph" style:parent-style-name="Text_20_body">
      <style:paragraph-properties fo:margin-top="0cm" fo:margin-bottom="0cm" loext:contextual-spacing="false"/>
      <style:text-properties fo:color="#cc66ff" officeooo:rsid="002d2a84" officeooo:paragraph-rsid="002d2a84"/>
    </style:style>
    <style:style style:name="P40" style:family="paragraph" style:parent-style-name="Text_20_body">
      <style:paragraph-properties fo:margin-top="0cm" fo:margin-bottom="0cm" loext:contextual-spacing="false"/>
      <style:text-properties fo:color="#cc66ff" officeooo:rsid="001387eb" officeooo:paragraph-rsid="001387eb"/>
    </style:style>
    <style:style style:name="P41" style:family="paragraph" style:parent-style-name="Text_20_body">
      <style:paragraph-properties fo:margin-top="0cm" fo:margin-bottom="0cm" loext:contextual-spacing="false"/>
      <style:text-properties officeooo:paragraph-rsid="002d2a84"/>
    </style:style>
    <style:style style:name="P42" style:family="paragraph" style:parent-style-name="Text_20_body">
      <style:paragraph-properties fo:margin-top="0cm" fo:margin-bottom="0cm" loext:contextual-spacing="false"/>
      <style:text-properties officeooo:paragraph-rsid="002da7e8"/>
    </style:style>
    <style:style style:name="P43" style:family="paragraph" style:parent-style-name="Text_20_body">
      <style:paragraph-properties fo:margin-top="0cm" fo:margin-bottom="0cm" loext:contextual-spacing="false"/>
      <style:text-properties officeooo:paragraph-rsid="003dc867"/>
    </style:style>
    <style:style style:name="P44" style:family="paragraph" style:parent-style-name="Text_20_body">
      <style:paragraph-properties fo:margin-top="0cm" fo:margin-bottom="0cm" loext:contextual-spacing="false"/>
      <style:text-properties officeooo:paragraph-rsid="004aad9b"/>
    </style:style>
    <style:style style:name="P45" style:family="paragraph" style:parent-style-name="Text_20_body">
      <style:paragraph-properties fo:margin-top="0cm" fo:margin-bottom="0cm" loext:contextual-spacing="false"/>
      <style:text-properties officeooo:paragraph-rsid="004c4c97"/>
    </style:style>
    <style:style style:name="P46" style:family="paragraph" style:parent-style-name="Text_20_body">
      <style:paragraph-properties fo:margin-top="0cm" fo:margin-bottom="0cm" loext:contextual-spacing="false"/>
      <style:text-properties officeooo:paragraph-rsid="0053f8e1"/>
    </style:style>
    <style:style style:name="P47" style:family="paragraph" style:parent-style-name="Standard">
      <style:paragraph-properties fo:margin-top="0cm" fo:margin-bottom="0cm" loext:contextual-spacing="false" fo:text-align="start" style:justify-single-word="false"/>
      <style:text-properties officeooo:rsid="005a1868" officeooo:paragraph-rsid="005a1868"/>
    </style:style>
    <style:style style:name="P48" style:family="paragraph" style:parent-style-name="Standard">
      <style:paragraph-properties fo:margin-top="0cm" fo:margin-bottom="0cm" loext:contextual-spacing="false" fo:text-align="start" style:justify-single-word="false"/>
      <style:text-properties officeooo:rsid="005ac143" officeooo:paragraph-rsid="005ac143"/>
    </style:style>
    <style:style style:name="P49" style:family="paragraph" style:parent-style-name="Text_20_body" style:list-style-name="L1"/>
    <style:style style:name="P50" style:family="paragraph" style:parent-style-name="Text_20_body" style:list-style-name="L1">
      <style:paragraph-properties fo:margin-top="0cm" fo:margin-bottom="0cm" loext:contextual-spacing="false"/>
    </style:style>
    <style:style style:name="P51" style:family="paragraph" style:parent-style-name="Standard">
      <style:paragraph-properties fo:margin-top="0cm" fo:margin-bottom="0.499cm" loext:contextual-spacing="false"/>
    </style:style>
    <style:style style:name="P52" style:family="paragraph" style:parent-style-name="Heading_20_2">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16e48d"/>
    </style:style>
    <style:style style:name="T4" style:family="text">
      <style:text-properties officeooo:rsid="00213325"/>
    </style:style>
    <style:style style:name="T5" style:family="text">
      <style:text-properties fo:color="#0000cc"/>
    </style:style>
    <style:style style:name="T6" style:family="text">
      <style:text-properties fo:color="#0000cc" officeooo:rsid="000f932b"/>
    </style:style>
    <style:style style:name="T7" style:family="text">
      <style:text-properties fo:color="#0000cc" officeooo:rsid="00223d2e"/>
    </style:style>
    <style:style style:name="T8" style:family="text">
      <style:text-properties fo:color="#0000cc" officeooo:rsid="00100154"/>
    </style:style>
    <style:style style:name="T9" style:family="text">
      <style:text-properties fo:color="#0000cc" officeooo:rsid="002da7e8"/>
    </style:style>
    <style:style style:name="T10" style:family="text">
      <style:text-properties fo:color="#0000cc" officeooo:rsid="002f0c4b"/>
    </style:style>
    <style:style style:name="T11" style:family="text">
      <style:text-properties fo:color="#0000cc" officeooo:rsid="0031b482"/>
    </style:style>
    <style:style style:name="T12" style:family="text">
      <style:text-properties fo:color="#0000cc" officeooo:rsid="00176aa4"/>
    </style:style>
    <style:style style:name="T13" style:family="text">
      <style:text-properties fo:color="#0000cc" officeooo:rsid="0017c488"/>
    </style:style>
    <style:style style:name="T14" style:family="text">
      <style:text-properties fo:color="#0000cc" officeooo:rsid="003639ca"/>
    </style:style>
    <style:style style:name="T15" style:family="text">
      <style:text-properties fo:color="#0000cc" officeooo:rsid="003716b2"/>
    </style:style>
    <style:style style:name="T16" style:family="text">
      <style:text-properties fo:color="#0000cc" officeooo:rsid="003c8ee6"/>
    </style:style>
    <style:style style:name="T17" style:family="text">
      <style:text-properties fo:color="#0000cc" officeooo:rsid="0011db8b"/>
    </style:style>
    <style:style style:name="T18" style:family="text">
      <style:text-properties fo:color="#0000cc" officeooo:rsid="00213325"/>
    </style:style>
    <style:style style:name="T19" style:family="text">
      <style:text-properties fo:color="#0000cc" officeooo:rsid="00445768"/>
    </style:style>
    <style:style style:name="T20" style:family="text">
      <style:text-properties fo:color="#0000cc" officeooo:rsid="004aad9b"/>
    </style:style>
    <style:style style:name="T21" style:family="text">
      <style:text-properties fo:color="#0000cc" officeooo:rsid="004be47e"/>
    </style:style>
    <style:style style:name="T22" style:family="text">
      <style:text-properties fo:color="#0000cc" officeooo:rsid="004c4c97"/>
    </style:style>
    <style:style style:name="T23" style:family="text">
      <style:text-properties fo:color="#0000cc" officeooo:rsid="004e4a5e"/>
    </style:style>
    <style:style style:name="T24" style:family="text">
      <style:text-properties fo:color="#0000cc" officeooo:rsid="004e7f52"/>
    </style:style>
    <style:style style:name="T25" style:family="text">
      <style:text-properties fo:color="#0000cc" officeooo:rsid="005195c4"/>
    </style:style>
    <style:style style:name="T26" style:family="text">
      <style:text-properties fo:color="#0000cc" officeooo:rsid="0053f8e1"/>
    </style:style>
    <style:style style:name="T27" style:family="text">
      <style:text-properties fo:color="#0000cc" fo:font-style="italic" officeooo:rsid="0053f8e1" style:font-style-asian="italic" style:font-style-complex="italic"/>
    </style:style>
    <style:style style:name="T28" style:family="text">
      <style:text-properties fo:color="#0000cc" fo:font-style="normal" officeooo:rsid="0053f8e1" style:font-style-asian="normal" style:font-style-complex="normal"/>
    </style:style>
    <style:style style:name="T29" style:family="text">
      <style:text-properties fo:color="#0000cc" officeooo:rsid="005534d4"/>
    </style:style>
    <style:style style:name="T30" style:family="text">
      <style:text-properties fo:color="#0000cc" officeooo:rsid="0055d24d"/>
    </style:style>
    <style:style style:name="T31" style:family="text">
      <style:text-properties fo:color="#0000cc" officeooo:rsid="00593fdf"/>
    </style:style>
    <style:style style:name="T32" style:family="text">
      <style:text-properties officeooo:rsid="0027bc0a"/>
    </style:style>
    <style:style style:name="T33" style:family="text">
      <style:text-properties officeooo:rsid="002ba90e"/>
    </style:style>
    <style:style style:name="T34" style:family="text">
      <style:text-properties officeooo:rsid="002da7e8"/>
    </style:style>
    <style:style style:name="T35" style:family="text">
      <style:text-properties officeooo:rsid="002dddec"/>
    </style:style>
    <style:style style:name="T36" style:family="text">
      <style:text-properties officeooo:rsid="002ecf01"/>
    </style:style>
    <style:style style:name="T37" style:family="text">
      <style:text-properties officeooo:rsid="00332fe0"/>
    </style:style>
    <style:style style:name="T38" style:family="text">
      <style:text-properties officeooo:rsid="003b3e61"/>
    </style:style>
    <style:style style:name="T39" style:family="text">
      <style:text-properties officeooo:rsid="004511a8"/>
    </style:style>
    <style:style style:name="T40" style:family="text">
      <style:text-properties officeooo:rsid="005195c4"/>
    </style:style>
    <style:style style:name="T41" style:family="text">
      <style:text-properties fo:font-style="italic" officeooo:rsid="005195c4" style:font-style-asian="italic" style:font-style-complex="italic"/>
    </style:style>
    <style:style style:name="T42" style:family="text">
      <style:text-properties officeooo:rsid="00520931"/>
    </style:style>
    <style:style style:name="T43" style:family="text">
      <style:text-properties officeooo:rsid="00527c31"/>
    </style:style>
    <style:style style:name="T44" style:family="text">
      <style:text-properties officeooo:rsid="0053f8e1"/>
    </style:style>
    <style:style style:name="T45" style:family="text">
      <style:text-properties officeooo:rsid="005534d4"/>
    </style:style>
    <style:style style:name="T46" style:family="text">
      <style:text-properties officeooo:rsid="0055d24d"/>
    </style:style>
    <style:style style:name="T47" style:family="text">
      <style:text-properties officeooo:rsid="005cc8f7"/>
    </style:style>
    <style:style style:name="T48" style:family="text">
      <style:text-properties officeooo:rsid="005dd5a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7272064974439927226" text:style-name="L1">
        <text:list-item>
          <text:p text:style-name="P50">A rebuttal letter that responds to each point raised by the academic editor and reviewer(s). This letter should be uploaded as separate file and labeled 'Response to Reviewers'. </text:p>
        </text:list-item>
        <text:list-item>
          <text:p text:style-name="P50">A marked-up copy of your manuscript that highlights changes made to the original version. This file should be uploaded as separate file and labeled 'Revised Manuscript with Track Changes'. </text:p>
        </text:list-item>
        <text:list-item>
          <text:p text:style-name="P49">An unmarked version of your revised paper without tracked changes. This file should be uploaded as separate file and labeled 'Manuscript'.</text:p>
        </text:list-item>
      </text:list>
      <text:p text:style-name="P1">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text:p>
      <text:p text:style-name="Horizontal_20_Line"/>
      <text:p text:style-name="P1"><text:line-break/><text:span text:style-name="T1">2. Has the statistical analysis been performed appropriately and rigorously? </text:span><text:line-break/><text:line-break/>Reviewer #1: Yes<text:line-break/><text:line-break/>Reviewer #4: No<text:line-break/></text:p>
      <text:p text:style-name="Horizontal_20_Line"/>
      <text:p text:style-name="P1"><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text:p>
      <text:p text:style-name="Horizontal_20_Line"/>
      <text:p text:style-name="P1"><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18">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p>
      <text:p text:style-name="P2"/>
      <text:h text:style-name="Heading_20_2" text:outline-level="2">Reviewer #1</text:h>
      <text:p text:style-name="P2"/>
      <text:p text:style-name="P15">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p>
      <text:p text:style-name="P19"><text:span text:style-name="T40">The reviewer is quite correct that the eye-target distance is referred to in the material. </text:span>I<text:span text:style-name="T4">t’s important to note that we did not </text:span>control for eye to target distance <text:span text:style-name="T40">to ensure that the line task could be carried out in subjects’ homes</text:span>. <text:span text:style-name="T4">In lines 363-364</text:span> we assumed an approximate <text:span text:style-name="T4">eye to target </text:span>distance <text:span text:style-name="T4">only to indicate on the figure the approximate edge of the fovea.</text:span> <text:span text:style-name="T40">The reach movements carried out are of course carried out in multiple dimensions. However, we sought to constrain the </text:span><text:span text:style-name="T41">action space</text:span><text:span text:style-name="T40"> of the task to a single cartesian dimension, in the knowledge that a complex movement would be carried out to move the stylus end point in an approximately one-dimensional motion.</text:span></text:p>
      <text:p text:style-name="P15"><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text:soft-page-break/>3) There is only a difference of 9 ms between AD and SD conditions (which is quite small regarding the “uncertainty” above mentioned).</text:p>
      <text:p text:style-name="P3"/>
      <text:p text:style-name="P45"><text:span text:style-name="T21">We applied the same analysis of latencies to the alternative movement analysis and have incorporated these into the results text</text:span><text:span text:style-name="T6">. </text:span><text:span text:style-name="T21">Although there is a small, systematic difference in the absolute values of the means, </text:span><text:span text:style-name="T22">the</text:span><text:span text:style-name="T21"> </text:span><text:span text:style-name="T22">SD and Std. Error of of the means is comparable, as are the differences between the means for the 3 conditions.</text:span><text:line-break/><text:line-break/>- In the same line, please also represent the latency measurement distribution for the second method (same presentation as in fig 6). A comparable distribution for the two methods would validate your alternative approach more firmly.</text:p>
      <text:p text:style-name="P45"/>
      <text:p text:style-name="P45"><text:span text:style-name="T22">Thank you for the suggestion, we have added this graph.</text:span><text:line-break/><text:line-break/>- It would be very interesting to examine whether the latency has a dependence on the distance 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p>
      <text:p text:style-name="P4"/>
      <text:p text:style-name="P4"><text:span text:style-name="T18">We </text:span><text:span text:style-name="T19">agree that it would be interesting</text:span><text:span text:style-name="T18"> carry out this analysis. For the SD condition, the result would be identical to that presented in fig 9, because the distractor distance is always equal to the target distance </text:span><text:span text:style-name="T22">(but in the opposite direction)</text:span><text:span text:style-name="T8">. </text:span><text:span text:style-name="T22">We did carry out this analysis </text:span><text:span text:style-name="T25">for the AD condition </text:span><text:span text:style-name="T22">and present the result in a figure in the paper. The results are relatively inconclusive, though a trend is </text:span><text:span text:style-name="T25">arguable</text:span><text:span text:style-name="T22">.</text:span><text:line-break/><text:line-break/>- Reversing the colours used for target and distractor should be implemented in the task in order to avoid a possible colour effect.<text:line-break/></text:p>
      <text:p text:style-name="P4"><text:span text:style-name="T7">We</text:span><text:span text:style-name="T23"> agree that this would have been an important </text:span><text:span text:style-name="T24">manipulation in</text:span><text:span text:style-name="T23"> the experiment, and we</text:span><text:span text:style-name="T7"> have added</text:span><text:span text:style-name="T8"> a discussion point </text:span><text:span text:style-name="T23">accordingly. </text:span><text:line-break/><text:line-break/>Minor:<text:line-break/><text:line-break/>- Line 27: Why brainstem and attention are mentioned in this introduction ? it seems (for me) at odds regarding the whole introduction; please contextualize this reference.<text:line-break/></text:p>
      <text:p text:style-name="P30">We agree that this line was not well contextualized. The paragraph was an attempt to set the scene for the discussion in which we consider the results in the light of the model of Cisek. The general point we sought to raise in the paragraph was that attention and motor control are carried out simultaneously within multiple brain regions, including those in the brainstem. <text:span text:style-name="T40">On reflection, we decided that the paragraph was superfluous to the introduction and replaced it with a paragraph which better describes our motivation for writing this paper.</text:span></text:p>
      <text:p text:style-name="P5"/>
      <text:p text:style-name="P38"><text:soft-page-break/>- Line 44: Explain a bit more this statement (“Reaching movements affect […] saccade trajectories…”); indeed, it could be confusing regarding the sequential process you mentioned line 6 in which it is mentioned that an eye movement is followed by a goal-directed upper limb movement.</text:p>
      <text:p text:style-name="P38"/>
      <text:p text:style-name="P34">The behavioural observation is that the saccade executes first, followed by the limb movement. However, the internal processes have been shown to affect one another, as argued in the referenced material.</text:p>
      <text:p text:style-name="P38"><text:line-break/>- Line 110, the distractor mean jump time is indicated. Please indicate also the target mean jump time in this asynchronous condition and the mean stimulus jump time in the ND and SD conditions.</text:p>
      <text:p text:style-name="P8"/>
      <text:p text:style-name="P21"><text:span text:style-name="T46">We</text:span> have made this change <text:span text:style-name="T32">with more explicit detail.</text:span></text:p>
      <text:p text:style-name="P6"/>
      <text:p text:style-name="P8">- Line 115: please justify the differences regarding the computation of the stimulus location in AD and SD conditions. Why the differences is not only concerned with time?</text:p>
      <text:p text:style-name="P9"/>
      <text:p text:style-name="P22"><text:span text:style-name="T46">We have added this justification, which is that the larger range for the AD distractor allows it to appear to either side of the new target location, whatever the new target location is</text:span>.</text:p>
      <text:p text:style-name="P6"/>
      <text:p text:style-name="P8">-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p>
      <text:p text:style-name="P8"/>
      <text:p text:style-name="P22"><text:span text:style-name="T33">We agree and i</text:span>n more recent versions <text:span text:style-name="T33">of the line task software, </text:span>this has indeed been removed.</text:p>
      <text:p text:style-name="P6"/>
      <text:p text:style-name="P41">- Line 173: Justify the randomized block (AD, ND or SD blocks) design rather than a randomization on a trial bases.</text:p>
      <text:p text:style-name="P41"/>
      <text:p text:style-name="P31">The reason for avoiding randomization on a trial basis was primarily to collect the maximum number of data points. Had AD, ND and SD trials been intermixed, it would have been necessary to place longer gaps between the trials to correctly separate them, and to allow any distractor line present in the previous trial to be reset or cleared. In fact, it is arguable that it would be impossible to have a no distractor trial placed between trials which contained a distractor, because the subject would have remained vigilent for a distractor throughout.</text:p>
      <text:p text:style-name="P39"/>
      <text:p text:style-name="P42">-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p>
      <text:p text:style-name="P42"><text:soft-page-break/></text:p>
      <text:p text:style-name="P29"><text:span text:style-name="T42">Thank you for the constructive feedback on the figure and the suggestions. We’</text:span>ve replotted th<text:span text:style-name="T38">is</text:span> figure, removing any ambiguities in line colours and improved the caption text. <text:span text:style-name="T38">As suggested, we used a zoom to show the “stable position region”.</text:span></text:p>
      <text:p text:style-name="P42"><text:line-break/>- Use in the figure 4 the examples of the events 18, 34 and 35 used in figures 2 and 3 in order for the reader to better understand the alternative latency extraction method.</text:p>
      <text:p text:style-name="P23"/>
      <text:p text:style-name="P37">Because the alternative method makes differing omission criteria, it was extremely difficult to identify the corresponding events from both data sets and we elected to leave the graph unchanged <text:span text:style-name="T47">as it does still illustrate the points made in the text.</text:span></text:p>
      <text:p text:style-name="P42"><text:line-break/>- Line 280 “this method is 3ms shorter […]”. Indicate for which case this is shorter.</text:p>
      <text:p text:style-name="P42"/>
      <text:p text:style-name="P37">We have included all the alternative method results in the results tables.</text:p>
      <text:p text:style-name="P42"><text:line-break/>- Figure 5: I don’t understand why the distractor position is not visible for the event 49 ?</text:p>
      <text:p text:style-name="P10"/>
      <text:p text:style-name="P11"><text:span text:style-name="T16">This figure has been re-plotted</text:span><text:span text:style-name="T9"> </text:span><text:span text:style-name="T17">with </text:span><text:span text:style-name="T16">a</text:span><text:span text:style-name="T17"> different y axis range.</text:span><text:line-break/><text:line-break/>- The source for the reference [51] is not indicated in the bibliography.<text:line-break/></text:p>
      <text:p text:style-name="P24"><text:span text:style-name="T39">The source of </text:span>P1_Draft.<text:span text:style-name="T39">tex</text:span> <text:span text:style-name="T34">has been </text:span>updated with the conference name <text:span text:style-name="T34">for this reference</text:span>.</text:p>
      <text:p text:style-name="P7"/>
      <text:p text:style-name="P12">-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p>
      <text:p text:style-name="P12"/>
      <text:p text:style-name="P40"><text:span text:style-name="T30">We</text:span><text:span text:style-name="T5"> think this </text:span><text:span text:style-name="T10">was</text:span><text:span text:style-name="T5"> an error – </text:span><text:span text:style-name="T10">this is not in contrast to existing studies and </text:span><text:span text:style-name="T30">we</text:span><text:span text:style-name="T10">’ve updated the text accordingly</text:span>.</text:p>
      <text:p text:style-name="P13"/>
      <text:p text:style-name="P13">- Line 507: The Cisek’s model is only partially based on neuronal activity reported in the study [64].</text:p>
      <text:p text:style-name="P13"/>
      <text:p text:style-name="P25">Change<text:span text:style-name="T35">d</text:span> “based on” to <text:span text:style-name="T35">read</text:span> “supported by”</text:p>
      <text:p text:style-name="P14"/>
      <text:p text:style-name="P14">-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p>
      <text:p text:style-name="P14"/>
      <text:p text:style-name="P14"><text:soft-page-break/><text:span text:style-name="T31">The reviewer is correct to point out that delays between distractor and target would be relevant to a discussion of Cisek’s model. We have expanded this discussion, and considered the design of Cisek’s model in more detail.</text:span><text:line-break/><text:line-break/>- line 585 : « using » appeared twice <text:span text:style-name="T3">(typo)</text:span></text:p>
      <text:p text:style-name="P14"/>
      <text:p text:style-name="P26"><text:span text:style-name="T36">F</text:span>ixed in text.</text:p>
      <text:h text:style-name="P52" text:outline-level="2"><text:line-break/>Reviewer #4</text:h>
      <text:p text:style-name="P2"/>
      <text:p text:style-name="P43">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p>
      <text:p text:style-name="P32"><text:span text:style-name="T43">Thank you for the pointer to the literature on step tracking. </text:span>We have incorporated a discussion of step-tracking tasks into the introduction. <text:span text:style-name="T43">Although our line task differs from the step tracking tasks referenced in that the effector (the stylus tip) is co-located with the target, it is clear that our experiment fits in to this body of work.</text:span></text:p>
      <text:p text:style-name="P32"/>
      <text:p text:style-name="P35"><text:soft-page-break/>We wanted to investigate a one dimensional decision space. We would cautiously postulate that the movement is planned in a one-dimensional space, even though the arm makes complex, multi-dimensional rotational movements.</text:p>
      <text:p text:style-name="P43"><text:line-break/>Perhaps the difficulty here is that the distinction between action selection and motor planning is left uncertain.</text:p>
      <text:p text:style-name="P16"/>
      <text:p text:style-name="P16"><text:span text:style-name="T26">This is a fair observation about the manuscript. We avoided making a strong distinction between action selection and motor planning, because we subscribe to the view that they are strongly linked within cortical, thalamo-cortical, basal ganglia and even brainstem neural circuits. </text:spa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p>
      <text:p text:style-name="P16"/>
      <text:p text:style-name="P44"><text:span text:style-name="T20">The analysis of the movement latencies has been re-worked with a linear mixed effects model which indicates an effect for the fixed condition in spite of the random effects between individual subjects. </text:span><text:span text:style-name="T11">A </text:span><text:span text:style-name="T20">bootstrap </text:span><text:span text:style-name="T11">analysis of the difference between means from pairs of conditions </text:span><text:span text:style-name="T20">alongside</text:span><text:span text:style-name="T11"> </text:span><text:span text:style-name="T20">a bootstrap hypothesis test more correctly handles the pairwise sample statistics.</text:span><text:span text:style-name="T11"> Fig 6 has been removed</text:span><text:span text:style-name="T12">.</text:span><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p>
      <text:p text:style-name="P36">We have added a more extensive discussion of how the Cisek model might relate to the small difference observed between SD and AD conditions.</text:p>
      <text:p text:style-name="P16"><text:line-break/>MINOR COMMENTS<text:line-break/>line 27 “microstimulation…” – what is the relevance to the current topic?<text:line-break/></text:p>
      <text:p text:style-name="P20"><text:span text:style-name="T44">The paragraph in which this line appeared has been removed from the introduction</text:span>. <text:span text:style-name="T44">Both reviewers commented on line 27 and on reflection, we felt the entire paragraph was superfluous.</text:span></text:p>
      <text:p text:style-name="P16"><text:line-break/>line 60 “action selection and motor planning” – what is the distinction between the two?<text:line-break/></text:p>
      <text:p text:style-name="P33">In order to avoid confusion, we have modified this sentence to avoid reference to action selection and motor planning. Instead we refer to “Experiments to investigate the nature of arm movements...”</text:p>
      <text:p text:style-name="P16"><text:soft-page-break/><text:line-break/>lines 85-86 Even though movements of the target are constrained to one dimension, it is not clear why the actions being selected during performance of the task do not involve “3D visual/movement transformations”</text:p>
      <text:p text:style-name="P16"/>
      <text:p text:style-name="P46"><text:span text:style-name="T26">We revised this sentence to refer to </text:span><text:span text:style-name="T27">explicit </text:span><text:span text:style-name="T28">3D visual/movement transformations, meaning the kinds of experiments in which objects are arranged in front of the subject and the task involves reaching to press buttons or grasp objects. If the subject were asked to carry out the line task with the tablet at a strange angle, they would probably still be able to do it, and the trajectories may look very similar to those with the tablet in a more natural position; this would illustrate that the subject is of course always making a 3D visual/movement transformation.</text:span><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p>
      <text:p text:style-name="P28"><text:span text:style-name="T37">T</text:span>he time of each stylus position datum was recorded to 1 ms precision; <text:span text:style-name="T46">We</text:span>’ve updated the text accordingly.</text:p>
      <text:p text:style-name="P17"><text:line-break/>line 219 “movement error” – were errors in performance signaled to subjects during task performance?</text:p>
      <text:p text:style-name="P17"/>
      <text:p text:style-name="P17"><text:span text:style-name="T13">No </text:span><text:span text:style-name="T14">feedback was given to the subjects; </text:span><text:span text:style-name="T30">We</text:span><text:span text:style-name="T14">’ve written down </text:span><text:span text:style-name="T13">that this was the case. </text:span><text:span text:style-name="T29">Thank you for pointing this out, as it’s an important detail to have recorded.</text:span><text:line-break/><text:line-break/>lines 284-287 – These methods are quite detailed and only relevant if this is intended to be a methods paper.</text:p>
      <text:p text:style-name="P17"/>
      <text:p text:style-name="P17"><text:span text:style-name="T30">We</text:span><text:span text:style-name="T15">’ve replaced these lines with a <text:s/>single sentence referring to the use of R and python</text:span><text:span text:style-name="T13">.</text:span><text:line-break/><text:line-break/>lines 339-345 – The authors are encouraged to consult with a statistician regarding appropriate uses of bootstrap methods.<text:line-break/></text:p>
      <text:p text:style-name="P27"><text:span text:style-name="T45">We</text:span>’ve now computed the standard error of the difference between the means of the distributions and <text:span text:style-name="T45">we</text:span>’ve applied a robust hypothesis test to find the p-value for the distributions being drawn from different populations.</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soft-pag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2-23T17:13:14.210012142</dc:date>
    <dc:creator>Seb James</dc:creator>
    <meta:editing-duration>PT23H2M7S</meta:editing-duration>
    <meta:editing-cycles>63</meta:editing-cycles>
    <meta:generator>LibreOffice/5.1.4.2$Linux_X86_64 LibreOffice_project/10m0$Build-2</meta:generator>
    <meta:document-statistic meta:table-count="0" meta:image-count="0" meta:object-count="0" meta:page-count="10" meta:paragraph-count="64" meta:word-count="3634" meta:character-count="22592" meta:non-whitespace-character-count="18928"/>
  </office:meta>
</office:document-meta>
</file>